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OMAN FLORES, JOSE AUGUST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493984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OMAN FLORES, JOSE AUGUS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93984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5/06/2021</text:span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5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8 - Trans. Aer. Caja Pollo Fr Rojo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>482675</text:span></text:p>
          </table:table-cell>
          <table:table-cell table:style-name="Tabla2.A2" office:value-type="string">
            <text:p text:style-name="P4"><text:span text:style-name="T5">632.00</text:span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PONEDORAS SAC</text:p>
          </table:table-cell>
          <table:table-cell table:style-name="Tabla3.A2" office:value-type="string">
            <text:p text:style-name="P21">F. ROJO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5T01:10:06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